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kaash" svg:font-family="Akaash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 Bengali" svg:font-family="'Noto Serif Bengali'" style:font-family-generic="roman"/>
    <style:font-face style:name="Segoe UI" svg:font-family="'Segoe UI'" style:font-family-generic="system" style:font-pitch="variable"/>
    <style:font-face style:name="Times New Roman" svg:font-family="'Times New Roman'" style:font-adornments="Bold" style:font-family-generic="roman" style:font-pitch="variable"/>
  </office:font-face-decls>
  <office:automatic-styles>
    <style:style style:name="P1" style:family="paragraph" style:parent-style-name="BlankRow">
      <style:text-properties officeooo:rsid="003632f7" officeooo:paragraph-rsid="003632f7" style:font-name-complex="Akaas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kaash" svg:font-family="Akaash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 Bengali" svg:font-family="'Noto Serif Bengali'" style:font-family-generic="roman"/>
    <style:font-face style:name="Segoe UI" svg:font-family="'Segoe UI'" style:font-family-generic="system" style:font-pitch="variable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Noto Serif Bengali" style:font-size-complex="10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Noto Serif Bengali" style:font-size-complex="10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oto Serif Bengali" style:font-family-complex="'Noto Serif Bengali'" style:font-family-generic-complex="roman" style:font-size-complex="16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true" fo:line-height="100%" fo:text-align="start" style:justify-single-word="false" style:page-number="auto"/>
      <style:text-properties style:font-name="Arial" fo:font-family="Arial" style:font-style-name="Regular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margin-top="0.101cm" fo:margin-bottom="0.101cm" style:contextual-spacing="false" fo:text-align="center" style:justify-single-word="false" fo:padding="0.051cm" fo:border-left="none" fo:border-right="none" fo:border-top="none" fo:border-bottom="0.06pt solid #999999"/>
      <style:text-properties fo:color="#224b12" loext:opacity="100%" style:font-name="Times New Roman" fo:font-family="'Times New Roman'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49cm" fo:margin-bottom="0.049cm" style:contextual-spacing="true" fo:text-align="start" style:justify-single-word="false" style:page-number="auto" fo:padding="0.051cm" fo:border-left="none" fo:border-right="none" fo:border-top="none" fo:border-bottom="0.06pt solid #55215b">
        <style:tab-stops/>
        <style:drop-cap/>
      </style:paragraph-properties>
      <style:text-properties fo:color="#481d32" loext:opacity="100%" style:font-name="Liberation Sans1" fo:font-family="'Liberation Sans'" style:font-style-name="Bold" style:font-family-generic="swiss" style:font-pitch="variable" fo:font-size="120%" fo:font-weight="bold" style:font-size-asian="130%" style:font-weight-asian="bold" style:font-size-complex="12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049cm" fo:margin-bottom="0.049cm" style:contextual-spacing="false" fo:text-align="start" style:justify-single-word="false" style:page-number="auto" fo:background-color="transparent" fo:padding="0.051cm" fo:border="none"/>
      <style:text-properties style:font-name="Liberation Sans1" fo:font-family="'Liberation Sans'" style:font-style-name="Bold" style:font-family-generic="swiss" style:font-pitch="variable" fo:font-size="115%" fo:font-weight="bold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49cm" fo:margin-bottom="0.049cm" style:contextual-spacing="false" fo:text-align="start" style:justify-single-word="false"/>
      <style:text-properties style:font-name="Liberation Sans1" fo:font-family="'Liberation Sans'" style:font-style-name="Bold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49cm" fo:margin-bottom="0.049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51cm" fo:margin-bottom="0.102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51cm" fo:margin-bottom="0.102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top="0.051cm" fo:margin-bottom="0.051cm" style:contextual-spacing="false" fo:text-align="center" style:justify-single-word="false"/>
      <style:text-properties fo:color="#481d32" loext:opacity="100%" fo:font-weight="bold"/>
    </style:style>
    <style:style style:name="Figure" style:family="paragraph" style:parent-style-name="Caption" style:class="extra">
      <style:paragraph-properties fo:margin-top="0.051cm" fo:margin-bottom="0.051cm" style:contextual-spacing="false" fo:text-align="center" style:justify-single-word="false"/>
      <style:text-properties fo:color="#355269" loext:opacity="100%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lankRow" style:family="paragraph" style:parent-style-name="Text_20_body" style:next-style-name="Text_20_body">
      <style:text-properties fo:font-size="2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  <style:text-properties fo:font-size="10pt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  <style:text-properties fo:font-size="9pt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  <style:text-properties fo:font-size="8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3.589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4.0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.58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List" style:family="paragraph" style:parent-style-name="Text_20_body" style:class="lis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6T12:27:56.643174965</dc:date>
    <meta:editing-duration>PT3H7M40S</meta:editing-duration>
    <meta:editing-cycles>40</meta:editing-cycles>
    <meta:generator>LibreOffice/7.5.0.3$Linux_X86_64 LibreOffice_project/c21113d003cd3efa8c53188764377a8272d9d6de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